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margin-left="0.2425in" fo:margin-right="0in" fo:text-indent="0in" style:auto-text-indent="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2">
      <style:paragraph-properties fo:margin-left="0.9846in" fo:margin-right="0in" fo:text-indent="-0.25in" style:auto-text-indent="false"/>
    </style:style>
    <style:style style:name="P8" style:family="paragraph" style:parent-style-name="Text_20_body" style:list-style-name="L2">
      <style:paragraph-properties fo:margin-left="1.4772in" fo:margin-right="0in" fo:text-indent="-0.25in" style:auto-text-indent="false"/>
    </style:style>
    <style:style style:name="P9" style:family="paragraph" style:parent-style-name="Text_20_body" style:list-style-name="L3">
      <style:paragraph-properties fo:margin-left="0.4925in" fo:margin-right="0in" fo:text-indent="-0.25in" style:auto-text-indent="false"/>
    </style:style>
    <style:style style:name="P10" style:family="paragraph" style:parent-style-name="Text_20_body" style:list-style-name="L3">
      <style:paragraph-properties fo:margin-left="0in" fo:margin-right="0in" fo:text-indent="0in" style:auto-text-indent="false"/>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riable Topology Mixture Model Design part 2.</text:h>
      <text:p text:style-name="Text_20_body"/>
      <text:p text:style-name="Text_20_body">Checkin prior to changes: 816/817. Checkin 828 (includes this doc) when I discovered more changes necessary.</text:p>
      <text:p text:style-name="Text_20_body">Having implemented “MixutreModelTreeTopologyDesign” document, I find the solution is incomplete. I’ve decided it is tidier/easier for me to add a new design on top of that one instead of editing the already done design.</text:p>
      <text:p text:style-name="Text_20_body"/>
      <text:p text:style-name="Text_20_body">Problem 1: MixtureSubstitutionModel has model edge weights as its ‘model parameters’ but the number of these is variable. TreeSearchTool.basicUnrootedTreeMLSearch calls doBasicMLSearch which creates a ModelOptimiseAction which at creation time remembers how many parameters the model has, and does not update this.</text:p>
      <text:p text:style-name="Text_20_body">Problem 2: I need to reoptimise the edge weights after every topology change</text:p>
      <text:p text:style-name="Text_20_body">Problem 3: I have the messy circumstance of needing to have a tree attached to the MSM to allow the ‘model’ optimisation.</text:p>
      <text:p text:style-name="Text_20_body">Problem 4: No way to optimise the submodels within the MSM.</text:p>
      <text:p text:style-name="Text_20_body">Problem 4a: MSM is not set up to account for submodels changing during optimisation.</text:p>
      <text:p text:style-name="Text_20_body">Outline of solution:</text:p>
      <text:list xml:id="list1905614669" text:style-name="L1">
        <text:list-item>
          <text:p text:style-name="P3">MSM will no longer ‘attach’ to a tree or have any links to edge parameter objects. Model optimisation on the MSM will optimise the submodels. (Solves problems 1, 3, 4 but leaves edge weights unoptimisable)</text:p>
        </text:list-item>
        <text:list-item>
          <text:p text:style-name="P3">Optimise both branch lengths and edge weights in be done in MLMS.OptimisationHandler.optimiseBranchLength (which currently does branch length only.) This is always called on each branch after a topology change.</text:p>
        </text:list-item>
      </text:list>
      <text:p text:style-name="Text_20_body"/>
      <text:p text:style-name="Text_20_body">Justification of last statement:</text:p>
      <text:p text:style-name="Text_20_body">An important intermediate method is UMLS.simpleOptimiseLikelihood. This invokes UMLS.OptimisationHandler.optimiseBranchLength. Another intermediate is UMLS.SimpleAssessor.getCurrentValue() (line 494) which calls simpleOptimiseLikelihood.</text:p>
      <text:p text:style-name="Text_20_body"/>
      <text:p text:style-name="Text_20_body">The <text:s/>actions are:</text:p>
      <text:p text:style-name="Text_20_body">NNIBranchLengthOptimiseAction (line 483): <text:s/>Intending not to implement this, as per previous design. NOTE: forgot in previous design to throw an error if attempting this action on a MSM.</text:p>
      <text:p text:style-name="Text_20_body">BranchLengthOptimiseAction (line 570): calls simpleOptimiseLikelihood.</text:p>
      <text:p text:style-name="Text_20_body">BranchLengthWithModelOptimiseAction (line 606): <text:s/>creates an OptimisationHandler, passes it to UnivariateMinimum.findMinimum for optimisation on each edge in turn.</text:p>
      <text:p text:style-name="Text_20_body">ModelOptimiseAction (line 713): does not do anything to edge lengths, but that is OK.</text:p>
      <text:p text:style-name="Text_20_body">NNIAction: uses assessor_.getCurrentValue()</text:p>
      <text:p text:style-name="Text_20_body"><text:soft-page-break/>SweepSPRAction: (line 839) <text:s/>uses many SPRActions <text:s/>- see below.</text:p>
      <text:p text:style-name="Text_20_body">FullSweepSPRAction: (line 923) uses SPRAction.</text:p>
      <text:p text:style-name="Text_20_body">SPRAction: (line 986) uses assessor_.getCurrentValue()</text:p>
      <text:p text:style-name="Text_20_body"/>
      <text:p text:style-name="Text_20_body">How UMLS.OptimisationHandler.optimiseBranchLength works:</text:p>
      <text:p text:style-name="Text_20_body">UMLS.OptimisationHandler (‘OH’)implements UnivariateFunction and has a UnivariateMinimum minimizer object um_. <text:s/>UMLS.OH.optimiseBranchLength is passed a Connection. It makes local pointers into Connectin’s conditionalProbabilities, edge params etc. with ‘setup’. (! Setup also recalculates partial probabilities thorughout the tree as necessary.) It then uses um_ to do the minimization on ‘this’, ‘this’ being a UnivariateFunction. Minimization calls UMLS.OH.evaluate with a new branch length, which is fed into calculator_.calculateLogLikelihood. Presumably the ‘log likelihood’ of the rest of the tree is constant as this edge is the only thing we are changing, so we only care about how the log likelihood on this particular edge changes.</text:p>
      <text:p text:style-name="Text_20_body"/>
      <text:p text:style-name="Text_20_body">A more detailed plan:</text:p>
      <text:p text:style-name="Text_20_body">Create an alternate OptimisationHandler, call it MultiOptimisationHandler (MOH) <text:s/>(old and new to belong to same base class or interface.) MOH implements MultivariateFunction. When creating the UMLS, ask the model whether it needs OH or MOH, and set optimisationHanlder appropriately. </text:p>
      <text:p text:style-name="Text_20_body">Now MOH behaves very much like OH except it implements MultivariateFunction, has a MultivariateMinimum, ‘evaluate’ takes a vector, and uses it to set an edgeParams object as well as branch length. </text:p>
      <text:p text:style-name="Text_20_body">MMEP implements Parameterized. How does this relate to MultivariateFunction? They are very similar (require many of the same methods) but have no formal relationship. </text:p>
      <text:p text:style-name="Text_20_body"/>
      <text:p text:style-name="Text_20_body">Update: Making model optimisation work on MSM.</text:p>
      <text:p text:style-name="Text_20_body">MSM needs to know when the submodels have changed. When MSM.getTransitionProbabilities is called, it must recalculate the submodel rate matrices if necessary. Each MMEP knows about the rate matrices for the submodels it requires (as pointers into MSM.submodelRateMatrices[][][].) I have two options on how to do this: I can have MSM intercept the ‘setParameter’ calls (currently handled by Parameterized.ParameterizedUser superclass) or I can add listeners to the submodels to detect when they change parameters. <text:s/></text:p>
      <text:p text:style-name="Text_20_body">It seems that the ObjectListeners are obsolete: see for example SingleClassSubstitutionModel.addPalObjectListener. However, MultiParameterized can have a ParameterAccessWatcher. </text:p>
      <text:p text:style-name="Text_20_body"/>
      <text:p text:style-name="Text_20_body">MMEPs need to know when their parent MSM has changed submodels. I’ll track this with ‘version counters’ on each submodel, in both the MSM and the MMEP.</text:p>
      <text:p text:style-name="Text_20_body"/>
      <text:p text:style-name="P1"><draw:frame draw:style-name="fr1" draw:name="graphics1" text:anchor-type="paragraph" svg:width="6.9252in" svg:height="0.1291in" draw:z-index="0"><draw:image xlink:href="../../../../../../../../lib/openoffice.org/basis3.0/share/gallery/rulers/blurulr1.gif" xlink:type="simple" xlink:show="embed" xlink:actuate="onLoad"/></draw:frame></text:p>
      <text:p text:style-name="Text_20_body"/>
      <text:h text:style-name="Heading_20_1" text:outline-level="1"><text:soft-page-break/>Detailed Design:</text:h>
      <text:h text:style-name="Heading_20_2" text:outline-level="2">UMLS.OptimisationHandler:</text:h>
      <text:list xml:id="list1599551649" text:style-name="L2">
        <text:list-item>
          <text:p text:style-name="P4">Rename current OptimisationHandler to UniOptimisationHandler</text:p>
        </text:list-item>
        <text:list-item>
          <text:p text:style-name="P4">Create abstract base class ‘UMLS.OptimisationHandler’, </text:p>
        </text:list-item>
        <text:list-item>
          <text:p text:style-name="P7">Has most of UOH’s data members – except UnivariateMinimum </text:p>
        </text:list-item>
        <text:list-item>
          <text:p text:style-name="P7">(model,tool) constructor: does most of what UOH constructor currently does, except UnivariateMinimum</text:p>
        </text:list-item>
        <text:list-item>
          <text:p text:style-name="P7">abstract ‘optimiseBranchLength(Connection,boolean)’ method</text:p>
        </text:list-item>
        <text:list-item>
          <text:p text:style-name="P4">Make UniOptimisationHandler extend OptimisationHanlder. Make constructor use OH constructor.</text:p>
        </text:list-item>
        <text:list-item>
          <text:p text:style-name="P4">Create new MultiOptimisationHandler implements OptimisationHandler, MultivariateFunction</text:p>
        </text:list-item>
        <text:list-item>
          <text:p text:style-name="P7">Has MultivariateMinimum data member,int <text:s/>numArguments_</text:p>
        </text:list-item>
        <text:list-item>
          <text:p text:style-name="P7">MultivariateFunction methods:</text:p>
        </text:list-item>
        <text:list-item>
          <text:p text:style-name="P8">evaluate(double[]): 1<text:span text:style-name="T1">st</text:span> arg is length, rest are weight params.</text:p>
        </text:list-item>
        <text:list-item>
          <text:p text:style-name="P8">getNumArguments(): return numArguments_</text:p>
        </text:list-item>
        <text:list-item>
          <text:p text:style-name="P8">getLowerBound(int), getUpperBound(int) (for n!=0, fall through to MEP.getLowerBound etc.) </text:p>
        </text:list-item>
        <text:list-item>
          <text:p text:style-name="P8">getOrthogonalHints() returns null.</text:p>
        </text:list-item>
        <text:list-item>
          <text:p text:style-name="P7">Constructor uses OH’s constructor plus sets up MultivariateMinimum. </text:p>
        </text:list-item>
        <text:list-item>
          <text:p text:style-name="P7">Setup: as UOH but also sets numArguments_. (Use the fact that MEPs are Parameterized). </text:p>
        </text:list-item>
        <text:list-item>
          <text:p text:style-name="P7">optimiseBranchlength: uses MultivariateMinimum. Args[0] = branch length, rest = from MEP’s parameters.</text:p>
        </text:list-item>
        <text:list-item>
          <text:p text:style-name="P7">Evaluate: Unpack args into branch length and MEP’s parameters, then call calculator.</text:p>
        </text:list-item>
      </text:list>
      <text:p text:style-name="P2"/>
      <text:h text:style-name="Heading_20_2" text:outline-level="2">UnrootedMLSearcher:</text:h>
      <text:p text:style-name="Text_20_body">In all constructors (3 of them) which set optimisationHandler_, call model_.mustOptimiseMultipleParametersOnEdge() to determine whether to use a UOH or MOH for optimisationHandler_.</text:p>
      <text:p text:style-name="Text_20_body"/>
      <text:h text:style-name="Heading_20_2" text:outline-level="2">Interface substmodel.SubstitutionModel:</text:h>
      <text:p text:style-name="Text_20_body">New method public boolean mustOptimiseMultipleParametersOnEdge().</text:p>
      <text:p text:style-name="Text_20_body">All classes which implement this: make the function return ‘false’ (except MSM).</text:p>
      <text:h text:style-name="Heading_20_2" text:outline-level="2"><text:soft-page-break/>MixtureModelEdgeParameters:</text:h>
      <text:list xml:id="list184572776" text:style-name="L4">
        <text:list-item>
          <text:p text:style-name="P6">Remove updateParameterization() call.</text:p>
        </text:list-item>
        <text:list-item>
          <text:p text:style-name="P6">Rename rateMatrixUpToDate_ to edgeWeightsChanged_ and reverse true/false settings of it.</text:p>
        </text:list-item>
        <text:list-item>
          <text:p text:style-name="P6">Rename nonZeroWeights_ to submodelNumbers_.</text:p>
        </text:list-item>
        <text:list-item>
          <text:p text:style-name="P6">New data member long[numberNonZeroWeights_] submodelRateMatrixLastVersion. Initialize to zero.</text:p>
        </text:list-item>
        <text:list-item>
          <text:p text:style-name="P6">In calcRateMatrix, loop through submodelRateMatrixLastVersion_, call MSM.getSubmodelCurrentVersion() to see if it is updated. If any are updated, recalculate. Set sumbodelRateMatrixLastVersion_[i] to new value.</text:p>
        </text:list-item>
        <text:list-item>
          <text:p text:style-name="P6">In ‘update’, check whether new set of applicable models is equal to what we already have. If so, do nothing more – do not reset model edge weights to uniform values.</text:p>
        </text:list-item>
      </text:list>
      <text:h text:style-name="Heading_20_2" text:outline-level="2">MixtureSubstitutionModel:</text:h>
      <text:list xml:id="list1066795499" text:style-name="L3">
        <text:list-item>
          <text:p text:style-name="P5">New data member long[numberOfSubmodels_] submodelCurrentVersion_, initialize to zero.</text:p>
        </text:list-item>
        <text:list-item>
          <text:p text:style-name="P5">In updateSubmodelRateMatrices, increment submodelCurrentVersion_[model] on update.</text:p>
        </text:list-item>
        <text:list-item>
          <text:p text:style-name="P5">New method long getSubmodelCurrentVersion(model)</text:p>
        </text:list-item>
        <text:list-item>
          <text:p text:style-name="P5">Method <text:s/>mustOptimiseMultipleParametersOnEdge() returns ‘true’</text:p>
        </text:list-item>
        <text:list-item>
          <text:p text:style-name="P5">parameterization_ becomes multiparameterization of constituent models in each constructor.</text:p>
        </text:list-item>
        <text:list-item>
          <text:p text:style-name="P5">Delete ‘updateParameterization’</text:p>
        </text:list-item>
        <text:list-item>
          <text:p text:style-name="P5">Delete ‘detachTree’</text:p>
        </text:list-item>
        <text:list-item>
          <text:p text:style-name="P5">Rename ‘attachTree’ to ‘attachToTree’</text:p>
        </text:list-item>
        <text:list-item>
          <text:p text:style-name="P5">Mark ‘optimiseAllSubmodels’as obsolete.</text:p>
        </text:list-item>
        <text:list-item>
          <text:p text:style-name="P9">Create data member boolean submodelChanged_[].</text:p>
        </text:list-item>
        <text:list-item>
          <text:p text:style-name="P9">Change interface RateMatrixSubstitutionModel as described in section below.</text:p>
        </text:list-item>
        <text:list-item>
          <text:p text:style-name="P9">Create method updateSubmodelRateMatrices() to use RateMatrixSubstitutionModel.getRateMatrix to update rate matrix which is flagged as out of date, and clear submodelChanged_ flag.</text:p>
        </text:list-item>
        <text:list-item>
          <text:p text:style-name="P9">Change constructors to pre-allocate submodelRateMatrices memeory space, use updateSubmodelRateMatrix</text:p>
        </text:list-item>
        <text:list-item>
          <text:p text:style-name="P9">Create a helper inner class SubmodelParameterAccessWatcher implements MultiParameterized.ParameterAccessWatcher. Has single method parameterSet(...) which gets the ‘SubstitutionModel’ object which has just been altered. Look through the submodels for a match, set submodelChanged_ flag for that class.</text:p>
        </text:list-item>
        <text:list-item>
          <text:p text:style-name="P9">Create a parameterWatcher_ data member. Initialize it in constructor, and pass it to MultiParameterized constructor.</text:p>
        </text:list-item>
        <text:list-item>
          <text:p text:style-name="P9">getTransitionProbabilities{Transpose} call ‘updateSubmodelRateMatrices().</text:p>
          <text:p text:style-name="P10"><text:soft-page-break/></text:p>
        </text:list-item>
      </text:list>
      <text:h text:style-name="Heading_20_2" text:outline-level="2">Interface RateMatrixSubstitutionModel:</text:h>
      <text:p text:style-name="Text_20_body">Change method to: public void getRateMatrix(double[][])</text:p>
      <text:p text:style-name="Text_20_body">Change all the classes which implement it to use pre-allocated memory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chael Woodhams</meta:initial-creator>
    <meta:creation-date>2009-08-17T15:25:09</meta:creation-date>
    <dc:date>2009-08-21T16:47:33</dc:date>
    <dc:creator>Michael Woodhams</dc:creator>
    <meta:editing-duration>PT12H27M15S</meta:editing-duration>
    <meta:editing-cycles>12</meta:editing-cycles>
    <meta:generator>OpenOffice.org/3.0$Linux OpenOffice.org_project/300m15$Build-9379</meta:generator>
    <meta:document-statistic meta:table-count="0" meta:image-count="1" meta:object-count="0" meta:page-count="5" meta:paragraph-count="83" meta:word-count="1137" meta:character-count="8677"/>
    <meta:user-defined meta:name="Info 1"/>
    <meta:user-defined meta:name="Info 2"/>
    <meta:user-defined meta:name="Info 3"/>
    <meta:user-defined meta:name="Info 4"/>
  </office:meta>
</office:document-meta>
</file>